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2.65mm" svg:height="90.04mm" svg:x="67.18mm" svg:y="93.5mm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56 <text:s text:c="3"/>sampled: 1858.667 <text:s text:c="2"/>given: 3800 <text:s text:c="2"/>gain: 2.0444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56 <text:s text:c="3"/>sampled: 1858.667 <text:s text:c="2"/>given: 3800 <text:s text:c="2"/>gain: 2.0444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6 <text:s text:c="3"/>sampled: 1760.98 <text:s text:c="2"/>given: 3600 <text:s text:c="2"/>gain: 2.04431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6 <text:s text:c="3"/>sampled: 1760.98 <text:s text:c="2"/>given: 3600 <text:s text:c="2"/>gain: 2.04431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13 <text:s text:c="3"/>sampled: 1662.991 <text:s text:c="2"/>given: 3400 <text:s text:c="2"/>gain: 2.04450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12 <text:s text:c="3"/>sampled: 1662.891 <text:s text:c="2"/>given: 3400 <text:s text:c="2"/>gain: 2.04463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41 <text:s text:c="3"/>sampled: 1565.103 <text:s text:c="2"/>given: 3200 <text:s text:c="2"/>gain: 2.04459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41 <text:s text:c="3"/>sampled: 1565.103 <text:s text:c="2"/>given: 3200 <text:s text:c="2"/>gain: 2.04459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71 <text:s text:c="3"/>sampled: 1467.416 <text:s text:c="2"/>given: 3000 <text:s text:c="2"/>gain: 2.0444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71 <text:s text:c="3"/>sampled: 1467.416 <text:s text:c="2"/>given: 3000 <text:s text:c="2"/>gain: 2.0444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01 <text:s text:c="3"/>sampled: 1369.73 <text:s text:c="2"/>given: 2800 <text:s text:c="2"/>gain: 2.0441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00 <text:s text:c="3"/>sampled: 1369.629 <text:s text:c="2"/>given: 2800 <text:s text:c="2"/>gain: 2.0443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8 <text:s text:c="3"/>sampled: 1271.741 <text:s text:c="2"/>given: 2600 <text:s text:c="2"/>gain: 2.04444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8 <text:s text:c="3"/>sampled: 1271.741 <text:s text:c="2"/>given: 2600 <text:s text:c="2"/>gain: 2.04444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8 <text:s text:c="3"/>sampled: 1174.054 <text:s text:c="2"/>given: 2400 <text:s text:c="2"/>gain: 2.0441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9 <text:s text:c="3"/>sampled: 1174.155 <text:s text:c="2"/>given: 2400 <text:s text:c="2"/>gain: 2.0440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7 <text:s text:c="3"/>sampled: 1076.266 <text:s text:c="2"/>given: 2200 <text:s text:c="2"/>gain: 2.0441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8 <text:s text:c="3"/>sampled: 1076.367 <text:s text:c="2"/>given: 2200 <text:s text:c="2"/>gain: 2.043912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4476" calcext:value-type="float">
            <text:p>2.0444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476" calcext:value-type="float">
            <text:p>2.0444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316" calcext:value-type="float">
            <text:p>2.04431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316" calcext:value-type="float">
            <text:p>2.04431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508" calcext:value-type="float">
            <text:p>2.04450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632" calcext:value-type="float">
            <text:p>2.04463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594" calcext:value-type="float">
            <text:p>2.04459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594" calcext:value-type="float">
            <text:p>2.04459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41" calcext:value-type="float">
            <text:p>2.0444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41" calcext:value-type="float">
            <text:p>2.0444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99" calcext:value-type="float">
            <text:p>2.0441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349" calcext:value-type="float">
            <text:p>2.0443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442" calcext:value-type="float">
            <text:p>2.04444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442" calcext:value-type="float">
            <text:p>2.04444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99" calcext:value-type="float">
            <text:p>2.0441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024" calcext:value-type="float">
            <text:p>2.0440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03" calcext:value-type="float">
            <text:p>2.04410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912" calcext:value-type="float">
            <text:p>2.04391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42" calcext:value-type="float">
            <text:p>2.0442</text:p>
          </table:table-cell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formula="of:=AVERAGE([.A52:.A97])" office:value-type="float" office:value="2336.48926086956" calcext:value-type="float">
            <text:p>2336.48926086956</text:p>
          </table:table-cell>
          <table:table-cell table:formula="of:=AVERAGE([.F52:.F55])" office:value-type="float" office:value="50.05075" calcext:value-type="float">
            <text:p>50.05075</text:p>
          </table:table-cell>
          <table:table-cell table:formula="of:=2*[.C52]" office:value-type="float" office:value="100.1015" calcext:value-type="float">
            <text:p>100.1015</text:p>
          </table:table-cell>
          <table:table-cell table:formula="of:=[.D52]/[.B52]" office:value-type="float" office:value="0.042842696380614" calcext:value-type="float">
            <text:p>0.042842696380614</text:p>
          </table:table-cell>
          <table:table-cell office:value-type="float" office:value="50.053" calcext:value-type="float">
            <text:p>50.053</text:p>
          </table:table-cell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4"/>
          <table:table-cell office:value-type="float" office:value="50.049" calcext:value-type="float">
            <text:p>50.049</text:p>
          </table:table-cell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4"/>
          <table:table-cell office:value-type="float" office:value="50.05" calcext:value-type="float">
            <text:p>50.05</text:p>
          </table:table-cell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4"/>
          <table:table-cell office:value-type="float" office:value="50.051" calcext:value-type="float">
            <text:p>50.051</text:p>
          </table:table-cell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224" calcext:value-type="float">
            <text:p>2336.224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5.419" calcext:value-type="float">
            <text:p>2335.419</text:p>
          </table:table-cell>
          <table:table-cell table:number-columns-repeated="5"/>
        </table:table-row>
        <table:table-row table:style-name="ro1">
          <table:table-cell office:value-type="float" office:value="2336.224" calcext:value-type="float">
            <text:p>2336.224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239.545" calcext:value-type="float">
            <text:p>2239.545</text:p>
          </table:table-cell>
          <table:table-cell table:formula="of:=AVERAGE([.A101:.A167])" office:value-type="float" office:value="2238.51510447761" calcext:value-type="float">
            <text:p>2238.51510447761</text:p>
          </table:table-cell>
          <table:table-cell table:formula="of:=AVERAGE([.F101:.F106])" office:value-type="float" office:value="4.991" calcext:value-type="float">
            <text:p>4.991</text:p>
          </table:table-cell>
          <table:table-cell table:formula="of:=2*[.C101]" office:value-type="float" office:value="9.982" calcext:value-type="float">
            <text:p>9.982</text:p>
          </table:table-cell>
          <table:table-cell table:formula="of:=[.D101]/[.B101]" office:value-type="float" office:value="0.00445920600671106" calcext:value-type="float">
            <text:p>0.004459206006711</text:p>
          </table:table-cell>
          <table:table-cell office:value-type="float" office:value="4.989" calcext:value-type="float">
            <text:p>4.989</text:p>
          </table:table-cell>
        </table:table-row>
        <table:table-row table:style-name="ro1">
          <table:table-cell office:value-type="float" office:value="2236.221" calcext:value-type="float">
            <text:p>2236.221</text:p>
          </table:table-cell>
          <table:table-cell table:number-columns-repeated="4"/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238.235" calcext:value-type="float">
            <text:p>2238.235</text:p>
          </table:table-cell>
          <table:table-cell table:number-columns-repeated="4"/>
          <table:table-cell office:value-type="float" office:value="4.991" calcext:value-type="float">
            <text:p>4.991</text:p>
          </table:table-cell>
        </table:table-row>
        <table:table-row table:style-name="ro1">
          <table:table-cell office:value-type="float" office:value="2236.624" calcext:value-type="float">
            <text:p>2236.624</text:p>
          </table:table-cell>
          <table:table-cell table:number-columns-repeated="4"/>
          <table:table-cell office:value-type="float" office:value="4.991" calcext:value-type="float">
            <text:p>4.991</text:p>
          </table:table-cell>
        </table:table-row>
        <table:table-row table:style-name="ro1">
          <table:table-cell office:value-type="float" office:value="2239.142" calcext:value-type="float">
            <text:p>2239.142</text:p>
          </table:table-cell>
          <table:table-cell table:number-columns-repeated="4"/>
          <table:table-cell office:value-type="float" office:value="4.992" calcext:value-type="float">
            <text:p>4.992</text:p>
          </table:table-cell>
        </table:table-row>
        <table:table-row table:style-name="ro1">
          <table:table-cell office:value-type="float" office:value="2240.955" calcext:value-type="float">
            <text:p>2240.955</text:p>
          </table:table-cell>
          <table:table-cell table:number-columns-repeated="4"/>
          <table:table-cell office:value-type="float" office:value="4.993" calcext:value-type="float">
            <text:p>4.993</text:p>
          </table:table-cell>
        </table:table-row>
        <table:table-row table:style-name="ro1">
          <table:table-cell office:value-type="float" office:value="2237.631" calcext:value-type="float">
            <text:p>2237.631</text:p>
          </table:table-cell>
          <table:table-cell table:number-columns-repeated="5"/>
        </table:table-row>
        <table:table-row table:style-name="ro1">
          <table:table-cell office:value-type="float" office:value="2237.531" calcext:value-type="float">
            <text:p>2237.531</text:p>
          </table:table-cell>
          <table:table-cell table:number-columns-repeated="5"/>
        </table:table-row>
        <table:table-row table:style-name="ro1">
          <table:table-cell office:value-type="float" office:value="2237.833" calcext:value-type="float">
            <text:p>2237.833</text:p>
          </table:table-cell>
          <table:table-cell table:number-columns-repeated="5"/>
        </table:table-row>
        <table:table-row table:style-name="ro1">
          <table:table-cell office:value-type="float" office:value="2238.84" calcext:value-type="float">
            <text:p>2238.84</text:p>
          </table:table-cell>
          <table:table-cell table:number-columns-repeated="5"/>
        </table:table-row>
        <table:table-row table:style-name="ro1">
          <table:table-cell office:value-type="float" office:value="2237.531" calcext:value-type="float">
            <text:p>2237.531</text:p>
          </table:table-cell>
          <table:table-cell table:number-columns-repeated="5"/>
        </table:table-row>
        <table:table-row table:style-name="ro1">
          <table:table-cell office:value-type="float" office:value="2232.596" calcext:value-type="float">
            <text:p>2232.596</text:p>
          </table:table-cell>
          <table:table-cell table:number-columns-repeated="5"/>
        </table:table-row>
        <table:table-row table:style-name="ro1">
          <table:table-cell office:value-type="float" office:value="2237.329" calcext:value-type="float">
            <text:p>2237.329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9.545" calcext:value-type="float">
            <text:p>2239.545</text:p>
          </table:table-cell>
          <table:table-cell table:number-columns-repeated="5"/>
        </table:table-row>
        <table:table-row table:style-name="ro1">
          <table:table-cell office:value-type="float" office:value="2238.638" calcext:value-type="float">
            <text:p>2238.638</text:p>
          </table:table-cell>
          <table:table-cell table:number-columns-repeated="5"/>
        </table:table-row>
        <table:table-row table:style-name="ro1">
          <table:table-cell office:value-type="float" office:value="2239.041" calcext:value-type="float">
            <text:p>2239.041</text:p>
          </table:table-cell>
          <table:table-cell table:number-columns-repeated="5"/>
        </table:table-row>
        <table:table-row table:style-name="ro1">
          <table:table-cell office:value-type="float" office:value="2238.94" calcext:value-type="float">
            <text:p>2238.94</text:p>
          </table:table-cell>
          <table:table-cell table:number-columns-repeated="5"/>
        </table:table-row>
        <table:table-row table:style-name="ro1">
          <table:table-cell office:value-type="float" office:value="2238.135" calcext:value-type="float">
            <text:p>2238.135</text:p>
          </table:table-cell>
          <table:table-cell table:number-columns-repeated="5"/>
        </table:table-row>
        <table:table-row table:style-name="ro1">
          <table:table-cell office:value-type="float" office:value="2238.437" calcext:value-type="float">
            <text:p>2238.437</text:p>
          </table:table-cell>
          <table:table-cell table:number-columns-repeated="5"/>
        </table:table-row>
        <table:table-row table:style-name="ro1">
          <table:table-cell office:value-type="float" office:value="2236.221" calcext:value-type="float">
            <text:p>2236.221</text:p>
          </table:table-cell>
          <table:table-cell table:number-columns-repeated="5"/>
        </table:table-row>
        <table:table-row table:style-name="ro1">
          <table:table-cell office:value-type="float" office:value="2238.739" calcext:value-type="float">
            <text:p>2238.739</text:p>
          </table:table-cell>
          <table:table-cell table:number-columns-repeated="5"/>
        </table:table-row>
        <table:table-row table:style-name="ro1">
          <table:table-cell office:value-type="float" office:value="2240.552" calcext:value-type="float">
            <text:p>2240.552</text:p>
          </table:table-cell>
          <table:table-cell table:number-columns-repeated="5"/>
        </table:table-row>
        <table:table-row table:style-name="ro1">
          <table:table-cell office:value-type="float" office:value="2240.652" calcext:value-type="float">
            <text:p>2240.652</text:p>
          </table:table-cell>
          <table:table-cell table:number-columns-repeated="5"/>
        </table:table-row>
        <table:table-row table:style-name="ro1">
          <table:table-cell office:value-type="float" office:value="2237.833" calcext:value-type="float">
            <text:p>2237.833</text:p>
          </table:table-cell>
          <table:table-cell table:number-columns-repeated="5"/>
        </table:table-row>
        <table:table-row table:style-name="ro1">
          <table:table-cell office:value-type="float" office:value="2235.718" calcext:value-type="float">
            <text:p>2235.718</text:p>
          </table:table-cell>
          <table:table-cell table:number-columns-repeated="5"/>
        </table:table-row>
        <table:table-row table:style-name="ro1">
          <table:table-cell office:value-type="float" office:value="2238.739" calcext:value-type="float">
            <text:p>2238.739</text:p>
          </table:table-cell>
          <table:table-cell table:number-columns-repeated="5"/>
        </table:table-row>
        <table:table-row table:style-name="ro1">
          <table:table-cell office:value-type="float" office:value="2237.732" calcext:value-type="float">
            <text:p>2237.732</text:p>
          </table:table-cell>
          <table:table-cell table:number-columns-repeated="5"/>
        </table:table-row>
        <table:table-row table:style-name="ro1">
          <table:table-cell office:value-type="float" office:value="2237.027" calcext:value-type="float">
            <text:p>2237.027</text:p>
          </table:table-cell>
          <table:table-cell table:number-columns-repeated="5"/>
        </table:table-row>
        <table:table-row table:style-name="ro1">
          <table:table-cell office:value-type="float" office:value="2236.826" calcext:value-type="float">
            <text:p>2236.826</text:p>
          </table:table-cell>
          <table:table-cell table:number-columns-repeated="5"/>
        </table:table-row>
        <table:table-row table:style-name="ro1">
          <table:table-cell office:value-type="float" office:value="2237.933" calcext:value-type="float">
            <text:p>2237.933</text:p>
          </table:table-cell>
          <table:table-cell table:number-columns-repeated="5"/>
        </table:table-row>
        <table:table-row table:style-name="ro1">
          <table:table-cell office:value-type="float" office:value="2238.336" calcext:value-type="float">
            <text:p>2238.336</text:p>
          </table:table-cell>
          <table:table-cell table:number-columns-repeated="5"/>
        </table:table-row>
        <table:table-row table:style-name="ro1">
          <table:table-cell office:value-type="float" office:value="2236.624" calcext:value-type="float">
            <text:p>2236.624</text:p>
          </table:table-cell>
          <table:table-cell table:number-columns-repeated="5"/>
        </table:table-row>
        <table:table-row table:style-name="ro1">
          <table:table-cell office:value-type="float" office:value="2239.142" calcext:value-type="float">
            <text:p>2239.142</text:p>
          </table:table-cell>
          <table:table-cell table:number-columns-repeated="5"/>
        </table:table-row>
        <table:table-row table:style-name="ro1">
          <table:table-cell office:value-type="float" office:value="2239.746" calcext:value-type="float">
            <text:p>2239.746</text:p>
          </table:table-cell>
          <table:table-cell table:number-columns-repeated="5"/>
        </table:table-row>
        <table:table-row table:style-name="ro1">
          <table:table-cell office:value-type="float" office:value="2239.545" calcext:value-type="float">
            <text:p>2239.545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9.041" calcext:value-type="float">
            <text:p>2239.041</text:p>
          </table:table-cell>
          <table:table-cell table:number-columns-repeated="5"/>
        </table:table-row>
        <table:table-row table:style-name="ro1">
          <table:table-cell office:value-type="float" office:value="2238.94" calcext:value-type="float">
            <text:p>2238.94</text:p>
          </table:table-cell>
          <table:table-cell table:number-columns-repeated="5"/>
        </table:table-row>
        <table:table-row table:style-name="ro1">
          <table:table-cell office:value-type="float" office:value="2238.336" calcext:value-type="float">
            <text:p>2238.336</text:p>
          </table:table-cell>
          <table:table-cell table:number-columns-repeated="5"/>
        </table:table-row>
        <table:table-row table:style-name="ro1">
          <table:table-cell office:value-type="float" office:value="2239.343" calcext:value-type="float">
            <text:p>2239.343</text:p>
          </table:table-cell>
          <table:table-cell table:number-columns-repeated="5"/>
        </table:table-row>
        <table:table-row table:style-name="ro1">
          <table:table-cell office:value-type="float" office:value="2238.739" calcext:value-type="float">
            <text:p>2238.739</text:p>
          </table:table-cell>
          <table:table-cell table:number-columns-repeated="5"/>
        </table:table-row>
        <table:table-row table:style-name="ro1">
          <table:table-cell office:value-type="float" office:value="2238.84" calcext:value-type="float">
            <text:p>2238.84</text:p>
          </table:table-cell>
          <table:table-cell table:number-columns-repeated="5"/>
        </table:table-row>
        <table:table-row table:style-name="ro1">
          <table:table-cell office:value-type="float" office:value="2238.336" calcext:value-type="float">
            <text:p>2238.336</text:p>
          </table:table-cell>
          <table:table-cell table:number-columns-repeated="5"/>
        </table:table-row>
        <table:table-row table:style-name="ro1">
          <table:table-cell office:value-type="float" office:value="2237.43" calcext:value-type="float">
            <text:p>2237.43</text:p>
          </table:table-cell>
          <table:table-cell table:number-columns-repeated="5"/>
        </table:table-row>
        <table:table-row table:style-name="ro1">
          <table:table-cell office:value-type="float" office:value="2236.725" calcext:value-type="float">
            <text:p>2236.725</text:p>
          </table:table-cell>
          <table:table-cell table:number-columns-repeated="5"/>
        </table:table-row>
        <table:table-row table:style-name="ro1">
          <table:table-cell office:value-type="float" office:value="2238.739" calcext:value-type="float">
            <text:p>2238.739</text:p>
          </table:table-cell>
          <table:table-cell table:number-columns-repeated="5"/>
        </table:table-row>
        <table:table-row table:style-name="ro1">
          <table:table-cell office:value-type="float" office:value="2237.531" calcext:value-type="float">
            <text:p>2237.531</text:p>
          </table:table-cell>
          <table:table-cell table:number-columns-repeated="5"/>
        </table:table-row>
        <table:table-row table:style-name="ro1">
          <table:table-cell office:value-type="float" office:value="2239.545" calcext:value-type="float">
            <text:p>2239.545</text:p>
          </table:table-cell>
          <table:table-cell table:number-columns-repeated="5"/>
        </table:table-row>
        <table:table-row table:style-name="ro1">
          <table:table-cell office:value-type="float" office:value="2240.552" calcext:value-type="float">
            <text:p>2240.552</text:p>
          </table:table-cell>
          <table:table-cell table:number-columns-repeated="5"/>
        </table:table-row>
        <table:table-row table:style-name="ro1">
          <table:table-cell office:value-type="float" office:value="2238.638" calcext:value-type="float">
            <text:p>2238.638</text:p>
          </table:table-cell>
          <table:table-cell table:number-columns-repeated="5"/>
        </table:table-row>
        <table:table-row table:style-name="ro1">
          <table:table-cell office:value-type="float" office:value="2237.128" calcext:value-type="float">
            <text:p>2237.128</text:p>
          </table:table-cell>
          <table:table-cell table:number-columns-repeated="5"/>
        </table:table-row>
        <table:table-row table:style-name="ro1">
          <table:table-cell office:value-type="float" office:value="2239.444" calcext:value-type="float">
            <text:p>2239.444</text:p>
          </table:table-cell>
          <table:table-cell table:number-columns-repeated="5"/>
        </table:table-row>
        <table:table-row table:style-name="ro1">
          <table:table-cell office:value-type="float" office:value="2239.444" calcext:value-type="float">
            <text:p>2239.444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8.538" calcext:value-type="float">
            <text:p>2238.538</text:p>
          </table:table-cell>
          <table:table-cell table:number-columns-repeated="5"/>
        </table:table-row>
        <table:table-row table:style-name="ro1">
          <table:table-cell office:value-type="float" office:value="2239.646" calcext:value-type="float">
            <text:p>2239.646</text:p>
          </table:table-cell>
          <table:table-cell table:number-columns-repeated="5"/>
        </table:table-row>
        <table:table-row table:style-name="ro1">
          <table:table-cell office:value-type="float" office:value="2237.329" calcext:value-type="float">
            <text:p>2237.329</text:p>
          </table:table-cell>
          <table:table-cell table:number-columns-repeated="5"/>
        </table:table-row>
        <table:table-row table:style-name="ro1">
          <table:table-cell office:value-type="float" office:value="2239.545" calcext:value-type="float">
            <text:p>2239.545</text:p>
          </table:table-cell>
          <table:table-cell table:number-columns-repeated="5"/>
        </table:table-row>
        <table:table-row table:style-name="ro1">
          <table:table-cell office:value-type="float" office:value="2240.652" calcext:value-type="float">
            <text:p>2240.652</text:p>
          </table:table-cell>
          <table:table-cell table:number-columns-repeated="5"/>
        </table:table-row>
        <table:table-row table:style-name="ro1">
          <table:table-cell office:value-type="float" office:value="2239.243" calcext:value-type="float">
            <text:p>2239.243</text:p>
          </table:table-cell>
          <table:table-cell table:number-columns-repeated="5"/>
        </table:table-row>
        <table:table-row table:style-name="ro1">
          <table:table-cell office:value-type="float" office:value="2240.149" calcext:value-type="float">
            <text:p>2240.149</text:p>
          </table:table-cell>
          <table:table-cell table:number-columns-repeated="5"/>
        </table:table-row>
        <table:table-row table:style-name="ro1">
          <table:table-cell office:value-type="float" office:value="2239.646" calcext:value-type="float">
            <text:p>2239.646</text:p>
          </table:table-cell>
          <table:table-cell table:number-columns-repeated="5"/>
        </table:table-row>
        <table:table-row table:style-name="ro1">
          <table:table-cell office:value-type="float" office:value="2239.746" calcext:value-type="float">
            <text:p>2239.746</text:p>
          </table:table-cell>
          <table:table-cell table:number-columns-repeated="5"/>
        </table:table-row>
        <table:table-row table:style-name="ro1">
          <table:table-cell office:value-type="float" office:value="2238.94" calcext:value-type="float">
            <text:p>2238.94</text:p>
          </table:table-cell>
          <table:table-cell table:number-columns-repeated="5"/>
        </table:table-row>
        <table:table-row table:style-name="ro1">
          <table:table-cell office:value-type="float" office:value="2241.962" calcext:value-type="float">
            <text:p>2241.962</text:p>
          </table:table-cell>
          <table:table-cell table:number-columns-repeated="5"/>
        </table:table-row>
        <table:table-row table:style-name="ro1">
          <table:table-cell office:value-type="float" office:value="2240.149" calcext:value-type="float">
            <text:p>2240.1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4:56:26.6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5T15:02:13.071000000</dc:date>
    <meta:editing-duration>PT9M25S</meta:editing-duration>
    <meta:editing-cycles>5</meta:editing-cycles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66cm" svg:height="9.005cm" xlink:href=".." xlink:type="simple" chart:class="chart:line" chart:style-name="ch1">
        <chart:legend chart:legend-position="end" svg:x="17.414cm" svg:y="4.203cm" style:legend-expansion="high" chart:style-name="ch2"/>
        <chart:plot-area chart:style-name="ch3" table:cell-range-address="Sheet1.A22:Sheet1.A39" svg:x="0.405cm" svg:y="0.18cm" svg:width="16.604cm" svg:height="8.645cm">
          <chartooo:coordinate-region svg:x="1.688cm" svg:y="0.379cm" svg:width="15.13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76">
                <text:p>2.044476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4476">
                <text:p>2.044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4316">
                <text:p>2.044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4316">
                <text:p>2.044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4508">
                <text:p>2.044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4632">
                <text:p>2.044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4594">
                <text:p>2.04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4594">
                <text:p>2.044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441">
                <text:p>2.04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441">
                <text:p>2.04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4199">
                <text:p>2.044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4349">
                <text:p>2.044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4442">
                <text:p>2.044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4442">
                <text:p>2.044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4199">
                <text:p>2.044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4024">
                <text:p>2.044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4103">
                <text:p>2.044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3912">
                <text:p>2.043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